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image_name</text:p>
          </table:table-cell>
          <table:table-cell office:value-type="string" calcext:value-type="string">
            <text:p>nb_non_triangular_junctions</text:p>
          </table:table-cell>
          <table:table-cell office:value-type="string" calcext:value-type="string">
            <text:p>total_nb_junctions</text:p>
          </table:table-cell>
          <table:table-cell table:style-name="ce1" office:value-type="string" calcext:value-type="string">
            <text:p>csv_file</text:p>
          </table:table-cell>
        </table:table-row>
        <table:table-row table:style-name="ro2">
          <table:table-cell office:value-type="string" calcext:value-type="string">
            <text:p>3-07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07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3-15-7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1-700x-2-06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02-7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5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5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5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5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4-17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0-7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0-7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0-7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0-7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0-700x-2-06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5-22-4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19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19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19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19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6-21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01-700x-t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15-4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3-400x-2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4-400x-1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4-400x-1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4-400x-1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4-400x-1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7-24-400x-1-05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8-06-700x-2-01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8-06-700x-2-02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8-06-700x-2-03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2">
          <table:table-cell office:value-type="string" calcext:value-type="string">
            <text:p>8-06-700x-2-04</text:p>
          </table:table-cell>
          <table:table-cell table:number-columns-repeated="2"/>
          <table:table-cell office:value-type="string" calcext:value-type="string">
            <text:p>non_triangular_junctions-image_name.csv </text:p>
          </table:table-cell>
        </table:table-row>
        <table:table-row table:style-name="ro1" table:number-rows-repeated="19">
          <table:table-cell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2:02:43.804081153</meta:creation-date>
    <dc:date>2023-01-04T12:56:02.693896933</dc:date>
    <meta:editing-duration>PT28M33S</meta:editing-duration>
    <meta:editing-cycles>1</meta:editing-cycles>
    <meta:document-statistic meta:table-count="1" meta:cell-count="236" meta:object-count="0"/>
    <meta:generator>LibreOffice/7.3.7.2$Linux_X86_64 LibreOffice_project/30$Build-2</meta:generator>
  </office:meta>
</office:document-meta>
</file>